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language="de" fo:country="DE"/>
    </style:style>
    <style:style style:name="P3" style:family="paragraph" style:parent-style-name="Standard">
      <style:paragraph-properties fo:text-align="justify" style:justify-single-word="false"/>
      <style:text-properties fo:language="de" fo:country="DE" fo:font-style="italic" style:font-style-asian="italic"/>
    </style:style>
    <style:style style:name="P4" style:family="paragraph" style:parent-style-name="Standard">
      <style:paragraph-properties fo:text-align="justify" style:justify-single-word="false"/>
      <style:text-properties fo:language="en" fo:country="GB"/>
    </style:style>
    <style:style style:name="P5" style:family="paragraph" style:parent-style-name="Standard">
      <style:paragraph-properties fo:margin-left="0cm" fo:margin-right="0cm" fo:text-align="justify" style:justify-single-word="false" fo:text-indent="0.501cm" style:auto-text-indent="false"/>
    </style:style>
    <style:style style:name="P6" style:family="paragraph" style:parent-style-name="Standard">
      <style:paragraph-properties fo:margin-left="0cm" fo:margin-right="0cm" fo:text-align="end" style:justify-single-word="false" fo:text-indent="0.501cm" style:auto-text-indent="false"/>
      <style:text-properties fo:font-style="italic" style:font-style-asian="italic"/>
    </style:style>
    <style:style style:name="P7" style:family="paragraph" style:parent-style-name="Standard">
      <style:paragraph-properties fo:margin-left="0cm" fo:margin-right="0cm" fo:text-align="justify" style:justify-single-word="false" fo:text-indent="0.501cm" style:auto-text-indent="false"/>
      <style:text-properties fo:language="en" fo:country="GB"/>
    </style:style>
    <style:style style:name="P8" style:family="paragraph" style:parent-style-name="Standard">
      <style:paragraph-properties fo:margin-left="0cm" fo:margin-right="0cm" fo:text-align="end" style:justify-single-word="false" fo:text-indent="0.501cm" style:auto-text-indent="false"/>
      <style:text-properties fo:language="en" fo:country="GB"/>
    </style:style>
    <style:style style:name="P9" style:family="paragraph" style:parent-style-name="Standard">
      <style:paragraph-properties fo:margin-left="0cm" fo:margin-right="0cm" fo:text-align="justify" style:justify-single-word="false" fo:text-indent="0.501cm" style:auto-text-indent="false"/>
      <style:text-properties fo:language="de" fo:country="DE"/>
    </style:style>
    <style:style style:name="P10" style:family="paragraph" style:parent-style-name="Standard">
      <style:paragraph-properties fo:margin-left="0cm" fo:margin-right="0cm" fo:text-align="end" style:justify-single-word="false" fo:text-indent="0.501cm" style:auto-text-indent="false"/>
    </style:style>
    <style:style style:name="P11" style:family="paragraph" style:parent-style-name="Standard" style:master-page-name="Standard">
      <style:paragraph-properties fo:margin-left="0cm" fo:margin-right="0cm" fo:text-align="justify" style:justify-single-word="false" fo:text-indent="0.501cm" style:auto-text-indent="false" style:page-number="auto"/>
    </style:style>
    <style:style style:name="P12" style:family="paragraph" style:parent-style-name="Standard">
      <style:paragraph-properties fo:margin-left="0cm" fo:margin-right="0cm" fo:text-align="justify" style:justify-single-word="false" fo:text-indent="0.501cm" style:auto-text-indent="false" fo:break-before="page"/>
    </style:style>
    <style:style style:name="P13" style:family="paragraph" style:parent-style-name="Standard">
      <style:paragraph-properties fo:margin-left="0cm" fo:margin-right="0cm" fo:text-align="end" style:justify-single-word="false" fo:text-indent="0.501cm" style:auto-text-indent="false" fo:break-before="page"/>
      <style:text-properties fo:text-transform="uppercase"/>
    </style:style>
    <style:style style:name="P14" style:family="paragraph" style:parent-style-name="Standard">
      <style:paragraph-properties fo:margin-left="0cm" fo:margin-right="0cm" fo:text-align="end" style:justify-single-word="false" fo:text-indent="0.501cm" style:auto-text-indent="false" fo:break-before="page"/>
      <style:text-properties fo:text-transform="uppercase" fo:language="en" fo:country="GB"/>
    </style:style>
    <style:style style:name="P15" style:family="paragraph" style:parent-style-name="Standard">
      <style:paragraph-properties fo:text-align="justify" style:justify-single-word="false" fo:break-before="page"/>
    </style:style>
    <style:style style:name="P16" style:family="paragraph" style:parent-style-name="Text_20_body">
      <style:paragraph-properties fo:margin-left="0cm" fo:margin-right="0cm" fo:text-indent="0.501cm" style:auto-text-indent="false"/>
    </style:style>
    <style:style style:name="P17" style:family="paragraph" style:parent-style-name="Footnote">
      <style:paragraph-properties fo:text-align="justify" style:justify-single-word="false"/>
    </style:style>
    <style:style style:name="T1" style:family="text">
      <style:text-properties fo:text-transform="uppercase"/>
    </style:style>
    <style:style style:name="T2" style:family="text">
      <style:text-properties fo:text-transform="uppercase" fo:font-style="italic" style:font-style-asian="italic"/>
    </style:style>
    <style:style style:name="T3" style:family="text">
      <style:text-properties fo:text-transform="uppercase" style:font-name="Times" fo:font-size="9pt" style:font-size-asian="9pt" style:font-name-complex="Times" style:font-size-complex="9pt"/>
    </style:style>
    <style:style style:name="T4" style:family="text">
      <style:text-properties fo:text-transform="uppercase" style:font-name="Times" fo:font-size="9pt" fo:font-style="italic" style:font-size-asian="9pt" style:font-style-asian="italic" style:font-name-complex="Times" style:font-size-complex="9pt"/>
    </style:style>
    <style:style style:name="T5" style:family="text">
      <style:text-properties fo:text-transform="uppercase" fo:language="de" fo:country="DE"/>
    </style:style>
    <style:style style:name="T6" style:family="text">
      <style:text-properties fo:text-transform="uppercase" fo:language="en" fo:country="GB"/>
    </style:style>
    <style:style style:name="T7" style:family="text">
      <style:text-properties fo:background-color="#008080"/>
    </style:style>
    <style:style style:name="T8" style:family="text">
      <style:text-properties fo:font-style="italic" style:font-style-asian="italic"/>
    </style:style>
    <style:style style:name="T9" style:family="text">
      <style:text-properties fo:font-style="italic" fo:background-color="#ffff00" style:font-style-asian="italic"/>
    </style:style>
    <style:style style:name="T10" style:family="text">
      <style:text-properties style:font-name="Times" fo:font-size="9pt" style:font-size-asian="9pt" style:font-name-complex="Times"/>
    </style:style>
    <style:style style:name="T11" style:family="text">
      <style:text-properties style:font-name="Times" fo:font-size="9pt" style:font-size-asian="9pt" style:font-name-complex="Times" style:font-size-complex="9pt"/>
    </style:style>
    <style:style style:name="T12" style:family="text">
      <style:text-properties style:font-name="Times" fo:font-size="9pt" fo:font-style="italic" style:font-size-asian="9pt" style:font-style-asian="italic" style:font-name-complex="Times" style:font-size-complex="9pt"/>
    </style:style>
    <style:style style:name="T13" style:family="text">
      <style:text-properties style:font-name="Times" fo:font-size="9pt" fo:language="en" fo:country="GB" fo:font-style="italic" style:font-size-asian="9pt" style:font-style-asian="italic" style:font-name-complex="Times" style:font-size-complex="9pt"/>
    </style:style>
    <style:style style:name="T14" style:family="text">
      <style:text-properties style:font-name="Times" fo:font-size="9pt" fo:language="en" fo:country="GB" style:font-size-asian="9pt" style:font-name-complex="Times" style:font-size-complex="9pt"/>
    </style:style>
    <style:style style:name="T15" style:family="text">
      <style:text-properties style:font-name="Times" fo:font-size="9pt" fo:language="fr" fo:country="FR" fo:font-style="italic" style:font-size-asian="9pt" style:font-style-asian="italic" style:font-name-complex="Times" style:font-size-complex="9pt"/>
    </style:style>
    <style:style style:name="T16" style:family="text">
      <style:text-properties style:font-name="Times" fo:font-size="9pt" fo:language="fr" fo:country="FR" style:font-size-asian="9pt" style:font-name-complex="Times" style:font-size-complex="9pt"/>
    </style:style>
    <style:style style:name="T17" style:family="text">
      <style:text-properties fo:background-color="#00ffff"/>
    </style:style>
    <style:style style:name="T18" style:family="text">
      <style:text-properties style:text-position="super 58%"/>
    </style:style>
    <style:style style:name="T19" style:family="text">
      <style:text-properties style:text-position="super 58%" style:font-name="Times" fo:font-size="9pt" fo:font-style="italic" style:font-size-asian="9pt" style:font-style-asian="italic" style:font-name-complex="Times" style:font-size-complex="9pt"/>
    </style:style>
    <style:style style:name="T20" style:family="text">
      <style:text-properties style:text-position="super 58%" fo:font-style="italic" style:font-style-asian="italic"/>
    </style:style>
    <style:style style:name="T21" style:family="text">
      <style:text-properties style:text-position="super 58%" fo:language="de" fo:country="DE"/>
    </style:style>
    <style:style style:name="T22" style:family="text">
      <style:text-properties style:text-position="25% 100%"/>
    </style:style>
    <style:style style:name="T23" style:family="text">
      <style:text-properties fo:language="en" fo:country="GB"/>
    </style:style>
    <style:style style:name="T24" style:family="text">
      <style:text-properties fo:language="en" fo:country="GB" fo:background-color="#008080"/>
    </style:style>
    <style:style style:name="T25" style:family="text">
      <style:text-properties fo:language="en" fo:country="GB" fo:background-color="#ffff00"/>
    </style:style>
    <style:style style:name="T26" style:family="text">
      <style:text-properties fo:language="de" fo:country="DE"/>
    </style:style>
    <style:style style:name="T27" style:family="text">
      <style:text-properties fo:language="de" fo:country="DE" fo:background-color="#008080"/>
    </style:style>
    <style:style style:name="T28" style:family="text">
      <style:text-properties fo:background-color="#ffff00"/>
    </style:style>
    <style:style style:name="T29" style:family="text">
      <style:text-properties fo:language="nl" fo:country="N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Thalamus Parvus</text:p>
      <text:p text:style-name="P5">Ms. AA9 des Archives Municipales</text:p>
      <text:p text:style-name="P5"/>
      <text:p text:style-name="P16"><text:span text:style-name="T8">La chronique commence formellement au folio </text:span><text:span text:style-name="T2">lv</text:span><text:span text:style-name="T8"> (numérotation en noir) ou </text:span><text:span text:style-name="T2">lxxi</text:span><text:span text:style-name="T8"> (numérotation en rouge), folio qui porte en tête les armes de Montpellier (tourteau de gueules sur fond d’argent, même si ici le fond est resté neutre, dans un écu). </text:span></text:p>
      <text:p text:style-name="P5"><text:span text:style-name="T8">Mais, au folio </text:span><text:span text:style-name="T2">lxx</text:span><text:span text:style-name="T8"> v° (pagination en rouge), se trouve une liste d’items qui se rapportent à la chronique consulaire, écrits d’une autre main sans doute plus tardive (écriture gothique cursive), mais mis à part parce qu’ils concernent des événements antérieurs à l’établissement du consulat en 1204.</text:span></text:p>
      <text:p text:style-name="P5"/>
      <text:p text:style-name="P12"><text:span text:style-name="T1">lxx</text:span> v°</text:p>
      <text:p text:style-name="P5"/>
      <text:p text:style-name="P5">L’an <text:span text:style-name="T1">mlxxxviii</text:span>, los crestians prezeron Barsalona<text:span text:style-name="Footnote_20_Symbol"><text:note text:id="ftn1" text:note-class="footnote"><text:note-citation>1</text:note-citation><text:note-body><text:p text:style-name="P1"><text:span text:style-name="T11"><text:s/></text:span><text:span text:style-name="T12">S’agit-il d’une allusion au sac de Barcelone perpétré un siècle plus tôt en 985 par les troupes d’Al-Mansur et à la réoccupation de la ville par les Chrétiens ?</text:span></text:p></text:note-body></text:note></text:span>.</text:p>
      <text:p text:style-name="P5"/>
      <text:p text:style-name="P5">L’an <text:span text:style-name="T1">mlxxxxix</text:span><text:span text:style-name="Footnote_20_Symbol"><text:note text:id="ftn2" text:note-class="footnote"><text:note-citation>2</text:note-citation><text:note-body><text:p text:style-name="P17"><text:span text:style-name="T11"><text:s/></text:span><text:span text:style-name="T12">Ms</text:span><text:span text:style-name="T11">. </text:span><text:span text:style-name="T3">mlxxxix</text:span><text:span text:style-name="T11">, </text:span><text:span text:style-name="T12">1089 au lieu de 1099</text:span><text:span text:style-name="T11">.</text:span></text:p></text:note-body></text:note></text:span>, los Francezes prezeron <text:span text:style-name="T17">Je</text:span>rusalem, pueys lo perderon l’an <text:span text:style-name="T1">mciiii.</text:span> </text:p>
      <text:p text:style-name="P5"/>
      <text:p text:style-name="P5">L’an <text:span text:style-name="T1">mcxiiii</text:span>, lo rey d’Aragon en Jacme pres Malhorca<text:span text:style-name="Footnote_20_Symbol"><text:note text:id="ftn3" text:note-class="footnote"><text:note-citation>3</text:note-citation><text:note-body><text:p text:style-name="P17"><text:span text:style-name="T11"><text:s/></text:span><text:span text:style-name="T12">Il s’agit de l’expédition menée en 1114-1115 et qui aboutit à la prise de Majorque. Mais l’expédition fut menée par Raymond Béranger </text:span><text:span text:style-name="T4">iii</text:span><text:span text:style-name="T12"> qui est comte de Barcelone et non roi d’Aragon et ne s’appelle pas Jacques. Il semble donc y avoir confusion entre cette expédition et celle menée plus tard par Jacques le Conquérant</text:span><text:span text:style-name="T11">. </text:span></text:p></text:note-body></text:note></text:span>.</text:p>
      <text:p text:style-name="P5"/>
      <text:p text:style-name="P5">L’an <text:span text:style-name="T1">mcxlviii</text:span><text:span text:style-name="Footnote_20_Symbol"><text:span text:style-name="T1"><text:note text:id="ftn4" text:note-class="footnote"><text:note-citation>4</text:note-citation><text:note-body><text:p text:style-name="Footnote"><text:span text:style-name="T11"><text:s/></text:span><text:span text:style-name="T12">Ms</text:span><text:span text:style-name="T11">. </text:span><text:span text:style-name="T3">mxlviii.</text:span></text:p></text:note-body></text:note></text:span></text:span>, lo comte de Prohensa pres Almaria<text:span text:style-name="Footnote_20_Symbol"><text:note text:id="ftn5" text:note-class="footnote"><text:note-citation>5</text:note-citation><text:note-body><text:p text:style-name="P17"><text:span text:style-name="T11"><text:s/></text:span><text:span text:style-name="T12">La prise d’Almeria est ordinairement datée de 1147 mais ce peut être une différence de calendrier. Le comte de Provence qui est aussi comte de Barcelone est Raymond Béranger </text:span><text:span text:style-name="T4">iv</text:span><text:span text:style-name="T12">, comte de Provence de 1144 à 1162 et non 1156 comme le dit la chronique</text:span><text:span text:style-name="T11">. </text:span></text:p></text:note-body></text:note></text:span>.</text:p>
      <text:p text:style-name="P5"/>
      <text:p text:style-name="P5">L’an <text:span text:style-name="T1">mcxli</text:span>, valian en Montpellier <text:span text:style-name="T1">x</text:span> favas <text:span text:style-name="T1">i</text:span> d<text:span text:style-name="T8">enier</text:span>.</text:p>
      <text:p text:style-name="P5"/>
      <text:p text:style-name="P5">L’an <text:span text:style-name="T1">mcxlix</text:span>, lo dich comte pres Tortoza de Sarrazis<text:span text:style-name="Footnote_20_Symbol"><text:note text:id="ftn6" text:note-class="footnote"><text:note-citation>6</text:note-citation><text:note-body><text:p text:style-name="P17"><text:span text:style-name="T11"><text:s/></text:span><text:span text:style-name="T12">Prise de Tortosa en 1148 par Raymond Béranger </text:span><text:span text:style-name="T4">iv</text:span><text:span text:style-name="T12"> et non en 1149</text:span><text:span text:style-name="T11">.</text:span></text:p></text:note-body></text:note></text:span>.</text:p>
      <text:p text:style-name="P5"/>
      <text:p text:style-name="P5">L’an <text:span text:style-name="T1">mclvi</text:span>, lo dich comte mori en Prohensa.</text:p>
      <text:p text:style-name="P5"/>
      <text:p text:style-name="P5">L’an <text:span text:style-name="T1">mclxxxii</text:span>, a <text:span text:style-name="T1">xiii</text:span> setembre, fo eclipsi del solelh de jorns<text:span text:style-name="Footnote_20_Symbol"><text:note text:id="ftn7" text:note-class="footnote"><text:note-citation>7</text:note-citation><text:note-body><text:p text:style-name="Footnote"><text:span text:style-name="T11"><text:s/></text:span><text:span text:style-name="T12">Les deux derniers mots sont soulignés</text:span><text:span text:style-name="T11">.</text:span></text:p></text:note-body></text:note></text:span>.</text:p>
      <text:p text:style-name="P5"/>
      <text:p text:style-name="P5">L’an <text:span text:style-name="T1">mcxxxvi</text:span>, en abril, mori M<text:span text:style-name="T18">O</text:span><text:span text:style-name="T22"> </text:span>Alfons, rey d’Aragon<text:span text:style-name="Footnote_20_Symbol"><text:note text:id="ftn8" text:note-class="footnote"><text:note-citation>8</text:note-citation><text:note-body><text:p text:style-name="P17"><text:span text:style-name="T11"><text:s/></text:span><text:span text:style-name="T12">Alphonse </text:span><text:span text:style-name="T4">i</text:span><text:span text:style-name="T19">er</text:span><text:span text:style-name="T12"> dit le Batailleur ; mais la date est fausse puisqu’il est mort en 1134</text:span><text:span text:style-name="T11">.</text:span></text:p></text:note-body></text:note></text:span> a Perpinhan, lo comte de Rodes az Amelhau l’an meteys<text:span text:style-name="Footnote_20_Symbol"><text:note text:id="ftn9" text:note-class="footnote"><text:note-citation>9</text:note-citation><text:note-body><text:p text:style-name="P17"><text:span text:style-name="T11"><text:s/></text:span><text:span text:style-name="T12">Richard, comte de Rodez de 1112 à 1134 ; la date de sa mort est 1134.</text:span></text:p></text:note-body></text:note></text:span> et en octobre, lo comte R. de Toloza pres per molher la regina Johana<text:span text:style-name="Footnote_20_Symbol"><text:note text:id="ftn10" text:note-class="footnote"><text:note-citation>10</text:note-citation><text:note-body><text:p text:style-name="P17"><text:span text:style-name="T11"><text:s/></text:span><text:span text:style-name="T12">La date pose problème puisque le comte de Toulouse à cette époque est Anfos ; ce pourrait être ici une allusion au mariage de Raymond </text:span><text:span text:style-name="T4">vi</text:span><text:span text:style-name="T12"> avec Jeanne d’Angleterre, sœur de Richard Cœur de Lion, qui eut lieu à Rouen en octobre 1196</text:span><text:span text:style-name="T11">.</text:span></text:p></text:note-body></text:note></text:span>.</text:p>
      <text:p text:style-name="P5"/>
      <text:p text:style-name="P5">L’an <text:span text:style-name="T1">mclxxxix</text:span>, en aost, foron fatz los miracles de Nostra Dona de Taulas.</text:p>
      <text:p text:style-name="P5">En mars, mori Richart, rey d’Angleterra, l’an <text:span text:style-name="T1">mclxxxix</text:span><text:span text:style-name="Footnote_20_Symbol"><text:note text:id="ftn11" text:note-class="footnote"><text:note-citation>11</text:note-citation><text:note-body><text:p text:style-name="P17"><text:span text:style-name="T11"><text:s/></text:span><text:span text:style-name="T12">Richard Cœur de Lion est en réalité mort le 6 avril 1199 et non 1189</text:span><text:span text:style-name="T11">.</text:span></text:p></text:note-body></text:note></text:span>.</text:p>
      <text:p text:style-name="P5"/>
      <text:p text:style-name="P5">L’an <text:span text:style-name="T1">mcciii</text:span>, en setembre, mori M<text:span text:style-name="T18">O</text:span> G. de Montpellier et lo vescomte de Bezes pres sa filha per molher l’an meteys<text:span text:style-name="Footnote_20_Symbol"><text:note text:id="ftn12" text:note-class="footnote"><text:note-citation>12</text:note-citation><text:note-body><text:p text:style-name="P17"><text:span text:style-name="T11"><text:s/></text:span><text:span text:style-name="T12">Mort de Guilhem </text:span><text:span text:style-name="T4">viii</text:span><text:span text:style-name="T12"> et mariage de sa fille Agnès (fille d’Agnès de Castille épousée en secondes noces) avec Raymond Roger, vicomte de Béziers</text:span><text:span text:style-name="T11">. </text:span></text:p></text:note-body></text:note></text:span>.</text:p>
      <text:p text:style-name="P5"/>
      <text:p text:style-name="P5">L’an <text:span text:style-name="T1">mcciiii</text:span>, lo rey d’Aragon pres per molher madona Maria de Montpellier en julh.</text:p>
      <text:p text:style-name="P13">lxxi</text:p>
      <text:p text:style-name="P6"/>
      <text:p text:style-name="P5"><text:span text:style-name="Footnote_20_Symbol"><text:note text:id="ftn13" text:note-class="footnote"><text:note-citation>13</text:note-citation><text:note-body><text:p text:style-name="Footnote"><text:span text:style-name="T11"><text:s/></text:span><text:span text:style-name="T12">Passage situé tout en haut de la marge de droite.</text:span></text:p></text:note-body></text:note></text:span><text:span text:style-name="T8">L’an </text:span><text:span text:style-name="T2">mclxxxxii</text:span><text:span text:style-name="T8">, a </text:span><text:span text:style-name="T2">xii</text:span><text:span text:style-name="T8"> jorns de febrier, anet a Dieu M</text:span><text:span text:style-name="T20">O</text:span><text:span text:style-name="T8"> Placentin, lo cal fo lo premier doctor que jamays legi en Montpellier, et fo sebelit en lo cemeteri de Sant Bertholmieu pres de la capella de Sant Cleofas de part deforas.</text:span></text:p>
      <text:p text:style-name="P5"/>
      <text:p text:style-name="P5"/>
      <text:p text:style-name="P5"><text:span text:style-name="T23">Aysso es lo comessamen del cossolat</text:span><text:span text:style-name="Footnote_20_Symbol"><text:note text:id="ftn14" text:note-class="footnote"><text:note-citation>14</text:note-citation><text:note-body><text:p text:style-name="Footnote"><text:span text:style-name="T11"><text:s/></text:span><text:span text:style-name="T12">Cette rubrique est écrite à l’encre rouge.</text:span></text:p></text:note-body></text:note></text:span><text:span text:style-name="T23">.</text:span></text:p>
      <text:p text:style-name="P7"/>
      <text:p text:style-name="P5">Anno dominice Incarnationis millesimo ducen-</text:p>
      <text:p text:style-name="P1">tesimo quarto, foron cossols <text:span text:style-name="T7">:</text:span> n’Austorc </text:p>
      <text:p text:style-name="P1">d’Orlhac, en Regort, en Pons Audeguier, en </text:p>
      <text:p text:style-name="P1">Peyre Lobet, Johan Lucian, Pons d’Anhana, en Luchas Pol-</text:p>
      <text:p text:style-name="P1">verel, en R’. Benereg, B. de la Gleyza, Berenguier Aymeric, </text:p>
      <text:p text:style-name="P1">Bertran Gili, en Peyre de Bizancas. E fon bayle en Peyre de Bi-</text:p>
      <text:p text:style-name="P1">zancas en aquel an.</text:p>
      <text:p text:style-name="P5"/>
      <text:p text:style-name="P5">Anno dominice Incarnationis millesimo ducentesimo <text:span text:style-name="T1">v</text:span><text:span text:style-name="T18">O</text:span>, fo-</text:p>
      <text:p text:style-name="P1">ron cossols <text:span text:style-name="T7">:</text:span> en Peyre Fabre, en Peyre Raynaut, en G. </text:p>
      <text:p text:style-name="P1">Bocados, en Peyre de Monbeliart, Pons Raymon, B’ Cap-</text:p>
      <text:p text:style-name="P1">demalh, G. Capdebuou, en Bonamic, G. Roscel, G. </text:p>
      <text:p text:style-name="P1">de Lunel, Oth Cayrel – e mori en Peyre de Montbeliart </text:p>
      <text:p text:style-name="P1">e fon en son luoc Huc de Rofiac. <text:span text:style-name="T26">E fon bayle en Johan </text:span></text:p>
      <text:p text:style-name="P2">Lucian.</text:p>
      <text:p text:style-name="P9"/>
      <text:p text:style-name="P5"><text:span text:style-name="T26">Anno dominice Incarnationis </text:span><text:span text:style-name="T5">m</text:span><text:span text:style-name="T21">O</text:span><text:span text:style-name="T5">cc</text:span><text:span text:style-name="T21">O</text:span><text:span text:style-name="T5">vi</text:span><text:span text:style-name="T21">O</text:span><text:span text:style-name="T26">, foron cossols </text:span><text:span text:style-name="T27">:</text:span><text:span text:style-name="T26"> en </text:span></text:p>
      <text:p text:style-name="P2">R,. de Caors, Peyre Daude, G. Gras, Randols Bonifazi, </text:p>
      <text:p text:style-name="P2">Johan Andrieu, Johan Ros, Steve Albert, Gui Bergonhon, </text:p>
      <text:p text:style-name="P1">Peyre Fraynes, B’. de Montanhac, Daude de Fanx, Peyre Blegi-</text:p>
      <text:p text:style-name="P2">er. Fon bayle en Johan d’Orlhac.</text:p>
      <text:p text:style-name="P9"/>
      <text:p text:style-name="P5">Anno dominice Incarnationis <text:span text:style-name="T1">m</text:span><text:span text:style-name="T18">O</text:span><text:span text:style-name="T1">cc</text:span><text:span text:style-name="T18">O</text:span><text:span text:style-name="T1">vii</text:span><text:span text:style-name="T18">O</text:span>, foron cossols <text:span text:style-name="T7">:</text:span> </text:p>
      <text:p text:style-name="P1">en Johan de la Caza, Steve Tavernier, Bertran Metge, </text:p>
      <text:p text:style-name="P1">en Gr’. Raymon de Gordon, B’. Gres, Johan Bocados, Raynaut </text:p>
      <text:p text:style-name="P1">Estornel, Girart Talon, G. de Venranegues, en Sal-</text:p>
      <text:p text:style-name="P1">vayre, Peyre Porcel, Peyre Baudilh. Fon bayle en G. Capde-</text:p>
      <text:p text:style-name="P1">buou. <text:span text:style-name="T8">Et aquel an, a </text:span><text:span text:style-name="T2">i</text:span><text:span text:style-name="T8"> de febrier, nasquet M</text:span><text:span text:style-name="T20">O</text:span><text:span text:style-name="T8"> Jacme filh de M</text:span><text:span text:style-name="T20">O</text:span><text:span text:style-name="T8"> Peyre, rey d’Aragon</text:span><text:span text:style-name="Footnote_20_Symbol"><text:note text:id="ftn15" text:note-class="footnote"><text:note-citation>15</text:note-citation><text:note-body><text:p text:style-name="Footnote"><text:span text:style-name="T11"><text:s/></text:span><text:span text:style-name="T12">La dernière phrase a été rajoutée à la suite en cursives jusque dans la marge</text:span><text:span text:style-name="T11">.</text:span></text:p></text:note-body></text:note></text:span>.</text:p>
      <text:p text:style-name="P5"/>
      <text:p text:style-name="P1">En l’an de <text:span text:style-name="T1">m</text:span><text:span text:style-name="T18">O</text:span> et <text:span text:style-name="T1">cc</text:span><text:span text:style-name="T18">O</text:span><text:span text:style-name="T1">viii</text:span>, foron cossols <text:span text:style-name="T7">:</text:span> en Johan </text:p>
      <text:p text:style-name="P15"><text:span text:style-name="T1">lxxi</text:span> v°</text:p>
      <text:p text:style-name="P1"/>
      <text:p text:style-name="P1">d’Orlhac, G. de Campgris, R’. <text:span text:style-name="T23">Capdebuou, Peyre Lobet, Johan </text:span></text:p>
      <text:p text:style-name="P1"><text:span text:style-name="T23">Lucian, R’. </text:span>Gautier, en B. Carbonel, n’Eymeric Po-</text:p>
      <text:p text:style-name="P1">li, Steve <text:span text:style-name="T28">Doycha</text:span>, R’. Dyeulofes, Johan Botet, R’. de Mayrueygs.</text:p>
      <text:p text:style-name="P1">Bayle, Raynaut Estornel.</text:p>
      <text:p text:style-name="P5"/>
      <text:p text:style-name="P5">En l’an de <text:span text:style-name="T1">mccix</text:span>, foron cossols <text:span text:style-name="T7">:</text:span> en Peyre Bellian, G. de </text:p>
      <text:p text:style-name="P1">Grabels, n’Autorc d’Orlhac, Huc de Montbeliart, </text:p>
      <text:p text:style-name="P1">B’. Capdebuou, G. d’Orcas, R’. Ebrart, en Regort, Daude </text:p>
      <text:p text:style-name="P1">de Rocenhac, Peyre de Bizancas, en Blanc, G. del Plantier. Bay-</text:p>
      <text:p text:style-name="P1">le, en Johan Lucian.</text:p>
      <text:p text:style-name="P5"><text:span text:style-name="T8">En</text:span><text:span text:style-name="Footnote_20_Symbol"><text:span text:style-name="T8"><text:note text:id="ftn16" text:note-class="footnote"><text:note-citation>16</text:note-citation><text:note-body><text:p text:style-name="Footnote"><text:span text:style-name="T11"><text:s/></text:span><text:span text:style-name="T12">Passage figurant dans la marge de gauche, en écriture cursive.</text:span></text:p></text:note-body></text:note></text:span></text:span><text:span text:style-name="T8"> aquest an, lo jorn de Sancta Magdalena, lo duc de Borgonha, lo comte de Nivers e∙l comte de Sant Paul prezeron Bezes et auciron tota la gent.</text:span></text:p>
      <text:p text:style-name="P5"/>
      <text:p text:style-name="P5">En l’an de <text:span text:style-name="T1">mccx</text:span>, foron cossols <text:span text:style-name="T7">:</text:span> en Lucas Polverel, </text:p>
      <text:p text:style-name="P1">en Johan Bocados, en Peyre Gazanhayre, Girart Ta-</text:p>
      <text:p text:style-name="P1">on, Pons R’, Peyre Salvayre, Bertran de Venranegues, R’ </text:p>
      <text:p text:style-name="P1">Carbonel, B. de Montanhac, G. de Lunel, R’ San Tiberi, B’. </text:p>
      <text:p text:style-name="P1">Mazelier – e mori en Peyre Gazanhayre e fon en son luoc </text:p>
      <text:p text:style-name="P1">n’Est’ Johan. E fon bayle en Johan <text:span text:style-name="T28">de la Caza</text:span>.</text:p>
      <text:p text:style-name="P5"/>
      <text:p text:style-name="P5">En l’an de <text:span text:style-name="T1">mccxi</text:span>, foron cossols <text:span text:style-name="T7">:</text:span> en Peyre Daude, en Peyre </text:p>
      <text:p text:style-name="P1">Lobet, en Johan Lucian, R’. Capdebuou, Johan d’Orlhac, Pons </text:p>
      <text:p text:style-name="P1">Adalguier, G. d’Azilhan, G. Roscel, Ar<text:span text:style-name="Footnote_20_Symbol"><text:note text:id="ftn17" text:note-class="footnote"><text:note-citation>17</text:note-citation><text:note-body><text:p text:style-name="Footnote"><text:span text:style-name="T10"><text:s/></text:span><text:span text:style-name="T13">Ms</text:span><text:span text:style-name="T14">.A. </text:span><text:span text:style-name="T13">Ms. H 119</text:span><text:span text:style-name="T14"> Ar.</text:span></text:p></text:note-body></text:note></text:span>. Poli, Johan de Clapiers, </text:p>
      <text:p text:style-name="P1"><text:span text:style-name="T29">R’. Benezeg, Johan Vaca. </text:span>Bayle, en B’. Capdebuou.</text:p>
      <text:p text:style-name="P5"/>
      <text:p text:style-name="P5">En l’an de <text:span text:style-name="T1">mccxii</text:span>, foron cossols <text:span text:style-name="T7">:</text:span> en G. de Conchas, </text:p>
      <text:p text:style-name="P1">Hermengaut d’Azilhan, Huc de Montbeliart, G. de </text:p>
      <text:p text:style-name="P1">Cavanac, en Regort, R’. Ebrart, en Garrel, Johan de Latas, </text:p>
      <text:p text:style-name="P1">R’. de Bezers, Peyre de Seneuquieyras, Steve de Servian, Durant </text:p>
      <text:p text:style-name="P1">de Gres. Bayle, en Capdebuou.</text:p>
      <text:p text:style-name="P5"><text:span text:style-name="T8">En</text:span><text:span text:style-name="Footnote_20_Symbol"><text:span text:style-name="T8"><text:note text:id="ftn18" text:note-class="footnote"><text:note-citation>18</text:note-citation><text:note-body><text:p text:style-name="Footnote"><text:span text:style-name="T11"><text:s/></text:span><text:span text:style-name="T12">Passage figurant dans la marge de gauche</text:span><text:span text:style-name="T11">.</text:span></text:p></text:note-body></text:note></text:span></text:span><text:span text:style-name="T8"> aquest an, lo premier jorn de julh, fo preza Calatrava et Beda.</text:span></text:p>
      <text:p text:style-name="P5"/>
      <text:p text:style-name="P5">En l’an de <text:span text:style-name="T1">mccxiii</text:span>, foron cossols <text:span text:style-name="T7">:</text:span> Peyre Raynaut, B. </text:p>
      <text:p text:style-name="P1">Gres, Peyre de Caranta, G. <text:span text:style-name="T28">Dorchas</text:span>, G. de Lunel, R’. Gau-</text:p>
      <text:p text:style-name="P13">lxxii</text:p>
      <text:p text:style-name="P10"/>
      <text:p text:style-name="P1">tier, Peyre Guiraut, B. <text:span text:style-name="T28">Doycha</text:span>, Peyre de Sumena, G. Johan, Peyre de Bi-</text:p>
      <text:p text:style-name="P1">zancas, R’. de San Tiberi. E fon bayle en Johan Lucian.</text:p>
      <text:p text:style-name="P5"><text:span text:style-name="T8">En</text:span><text:span text:style-name="Footnote_20_Symbol"><text:span text:style-name="T8"><text:note text:id="ftn19" text:note-class="footnote"><text:note-citation>19</text:note-citation><text:note-body><text:p text:style-name="Footnote"><text:span text:style-name="T11"><text:s/></text:span><text:span text:style-name="T12">Paragraphe ajouté au bas du fol. </text:span><text:span text:style-name="T4">lxxi</text:span><text:span text:style-name="T12"> v°</text:span><text:span text:style-name="T11">.</text:span></text:p></text:note-body></text:note></text:span></text:span><text:span text:style-name="T8"> aquest an, en abril, mori a Roma madona Maria, regina d’Aragon ; et puoys, a </text:span><text:span text:style-name="T2">xiii</text:span><text:span text:style-name="T8"> setembre, mori a Murel M</text:span><text:span text:style-name="T20">O</text:span><text:span text:style-name="T8"> Peyre, rey d’Aragon</text:span><text:span text:style-name="Footnote_20_Symbol"><text:span text:style-name="T8"><text:note text:id="ftn20" text:note-class="footnote"><text:note-citation>20</text:note-citation><text:note-body><text:p text:style-name="P17"><text:span text:style-name="T11"><text:s/></text:span><text:span text:style-name="T12">Intervention d’une autre main, avec une encre plus foncée à partir de : </text:span><text:span text:style-name="T11">&amp; en setembre ; </text:span><text:span text:style-name="T12">mais ce passage n’a visiblement pas été rajouté au bon endroit puisque, si Raymond rentra à Toulouse en 1217, Simon de Montfort fut tué lors du siège de Toulouse de 1218</text:span><text:span text:style-name="T11">.</text:span></text:p></text:note-body></text:note></text:span></text:span><text:span text:style-name="T8"> ; et en setembre, lo comte R. de Toloza pres Toloza, et era amb el lo comte de Foys ; et en julh, mori lo comte de Montfort a Toloza.</text:span></text:p>
      <text:p text:style-name="P5"/>
      <text:p text:style-name="P5">En l’an de <text:span text:style-name="T1">mccxiiii</text:span>, foron cossols <text:span text:style-name="T7">:</text:span> en Peyre Lucian, B. de </text:p>
      <text:p text:style-name="P1">Ribauta, Peyre Bellian, Peyre de Ginhac, G. Tahon, Peyre Franc, </text:p>
      <text:p text:style-name="P1">Durant Mazelier, Luchas Polverel, R’. de Posquieyras, </text:p>
      <text:p text:style-name="P1"><text:span text:style-name="T23">G. Borel, B. Raols, Johan Ros. </text:span><text:span text:style-name="T26">E fon bayle en Peyre Lobet.</text:span></text:p>
      <text:p text:style-name="P9"/>
      <text:p text:style-name="P5"><text:span text:style-name="T26">En l’an de </text:span><text:span text:style-name="T5">mccxv,</text:span><text:span text:style-name="T26"> foron cossols </text:span><text:span text:style-name="T27">:</text:span><text:span text:style-name="T26"> Johan Lucian, R’.</text:span></text:p>
      <text:p text:style-name="P2">Atbran, R’ Benezeg, B. Capdebuou, Peyre Ymbert de </text:p>
      <text:p text:style-name="P2">Montanhac, R’. de Foyshac, G. del Plantier, Peyre Salvayre, </text:p>
      <text:p text:style-name="P1">B’. de Bezers, Daude de Fanx, Huc Laures. Bayle, en Johan Bocados.</text:p>
      <text:p text:style-name="P5"/>
      <text:p text:style-name="P5">En l’an de <text:span text:style-name="T1">mccxvi</text:span>, foron cossols <text:span text:style-name="T7">:</text:span> en Peyre Lobet, Steve de Con-</text:p>
      <text:p text:style-name="P1">chas, Johan d’Orlhac, Steve de Candalhanegues, Johan de San Ti-</text:p>
      <text:p text:style-name="P1">beri, G. Peyronet, Johan Blanc, Fermin Borzes, Daude Boca-</text:p>
      <text:p text:style-name="P1">dos, Huc de la Porta, G. de Lunel, R’. de San Tiberi – e mori en </text:p>
      <text:p text:style-name="P1">Peyre Lobet e fon en son luoc G. Rotbert, drapier. E fon bay-</text:p>
      <text:p text:style-name="P1">le en B. Capdebuou.</text:p>
      <text:p text:style-name="P5"/>
      <text:p text:style-name="P5">En l’an de <text:span text:style-name="T1">mccxvii</text:span>, foron cossols <text:span text:style-name="T7">:</text:span> en B’. d’Azilhan, </text:p>
      <text:p text:style-name="P1">G. de Conchas, G. Fustier, G. Cordoanier, G. de </text:p>
      <text:p text:style-name="P1">Montarberon, Pons de Caranta, B’. Mazelier, Vezian </text:p>
      <text:p text:style-name="P1">Bigorra, en Regort, n’Andrieu de Congienhas, R’. de </text:p>
      <text:p text:style-name="P1">Mozere, Peyre de Bizancas – e mori<text:span text:style-name="Footnote_20_Symbol"><text:note text:id="ftn21" text:note-class="footnote"><text:note-citation>21</text:note-citation><text:note-body><text:p text:style-name="Footnote"><text:span text:style-name="T10"><text:s/></text:span><text:span text:style-name="T15">Le membre de phrase</text:span><text:span text:style-name="T16"> e mori, </text:span><text:span text:style-name="T15">indispensable à la <text:s/>compréhension du texte, se trouve bien dans le ms. H 119, mais pas dans AA9, Naf 4307 ni fr 11 795</text:span><text:span text:style-name="T16">.</text:span></text:p></text:note-body></text:note></text:span> e fon en son luoc en B’. <text:span text:style-name="T28">del Forn.</text:span> </text:p>
      <text:p text:style-name="P1">E fon pres adoncs lo castel de Madieyras ; e fon bayle </text:p>
      <text:p text:style-name="P1"><text:span text:style-name="T29">en G. d’Arilhan. </text:span><text:span text:style-name="T8">En</text:span><text:span text:style-name="Footnote_20_Symbol"><text:span text:style-name="T8"><text:note text:id="ftn22" text:note-class="footnote"><text:note-citation>22</text:note-citation><text:note-body><text:p text:style-name="Footnote"><text:span text:style-name="T11"><text:s/></text:span><text:span text:style-name="T12">Rajouté à la ligne en cursives</text:span><text:span text:style-name="T11">.</text:span></text:p></text:note-body></text:note></text:span></text:span><text:span text:style-name="T8"> aquest an, lo comte de Montfort pres Bernis et pendet </text:span></text:p>
      <text:p text:style-name="P3">motz del pobol.</text:p>
      <text:p text:style-name="P9"/>
      <text:p text:style-name="P5">En l’an de <text:span text:style-name="T1">mccxviii</text:span>, foron cossols <text:span text:style-name="T7">:</text:span> en Johan </text:p>
      <text:p text:style-name="P1">Bocados, n’Ermengaut d’Arilhan, Jacme Lombart, </text:p>
      <text:p text:style-name="P1">G. Roscel, R’. Prohensal, Pons Guiraut, G. del Plantier, </text:p>
      <text:p text:style-name="P15"><text:span text:style-name="T1">lxxii</text:span> v°</text:p>
      <text:p text:style-name="P1"/>
      <text:p text:style-name="P1">B’. de Ribauta, R’. de Sers, en Garel, en Peyre Veire, G. Borel. </text:p>
      <text:p text:style-name="P4">Bayle, B. d’Arilhan.</text:p>
      <text:p text:style-name="P7"/>
      <text:p text:style-name="P5"><text:span text:style-name="T23">En l’an de </text:span><text:span text:style-name="T6">mccxviiii</text:span><text:span text:style-name="T23">, foron cossols </text:span><text:span text:style-name="T24">:</text:span><text:span text:style-name="T23"> en Johan Lucian, </text:span></text:p>
      <text:p text:style-name="P4">R’. Benezeg, G. d’Azilhan, G. de Cavanac, R’. Gau-</text:p>
      <text:p text:style-name="P1">tier, Johan Ros, B’. de Montanhac<text:span text:style-name="Footnote_20_Symbol"><text:note text:id="ftn23" text:note-class="footnote"><text:note-citation>23</text:note-citation><text:note-body><text:p text:style-name="Footnote"><text:span text:style-name="T11"><text:s/></text:span><text:span text:style-name="T12">Ms. </text:span><text:span text:style-name="T11">motanhac.</text:span></text:p></text:note-body></text:note></text:span>, Peyre <text:span text:style-name="T28">de Sancta Cros</text:span>, Peyre Gr’., R’. de </text:p>
      <text:p text:style-name="P1">Bezers, Nicholau Seguin, Peyre de Sumena. <text:span text:style-name="T26">E fon bayle en </text:span></text:p>
      <text:p text:style-name="P1">G. de Concas.</text:p>
      <text:p text:style-name="P5"/>
      <text:p text:style-name="P5">En l’an de <text:span text:style-name="T1">mccxx</text:span>, foron cossols <text:span text:style-name="T7">:</text:span> en Fermin Bor-</text:p>
      <text:p text:style-name="P1">zes, B’. <text:span text:style-name="T28">Doycha</text:span>, Peyre <text:span text:style-name="T28">de Gros</text:span>, Durant <text:span text:style-name="T28">de Gros</text:span>, Peyre de <text:span text:style-name="T28">Bar-</text:span></text:p>
      <text:p text:style-name="P1"><text:span text:style-name="T28">let</text:span>, Pons Audeguier, Johan de Clapiers, Johan <text:span text:style-name="T28">de Ramas</text:span>, n’An-</text:p>
      <text:p text:style-name="P1">drieu d’Antonhan, Johan Adzemar, n’Uc Robert, G. Johan de </text:p>
      <text:p text:style-name="P1">Nempze – <text:s/>et mori en B’. de Nempze e fon en son luoc en </text:p>
      <text:p text:style-name="P1">Raynaut Estornel. E fon bayle en B’. de Gres.</text:p>
      <text:p text:style-name="P5"><text:span text:style-name="T8">Aquest</text:span><text:span text:style-name="Footnote_20_Symbol"><text:span text:style-name="T8"><text:note text:id="ftn24" text:note-class="footnote"><text:note-citation>24</text:note-citation><text:note-body><text:p text:style-name="Footnote"><text:span text:style-name="T11"><text:s/></text:span><text:span text:style-name="T12">Texte placé dans la marge de gauche</text:span><text:span text:style-name="T11">.</text:span></text:p></text:note-body></text:note></text:span></text:span><text:span text:style-name="T8"> an, en setembre, fes tant gran plueya que derroquet la rebieyra de Les ; et</text:span><text:span text:style-name="Footnote_20_Symbol"><text:span text:style-name="T8"><text:note text:id="ftn25" text:note-class="footnote"><text:note-citation>25</text:note-citation><text:note-body><text:p text:style-name="Footnote"><text:span text:style-name="T11"><text:s/></text:span><text:span text:style-name="T12">Écrit avec une encre plus claire</text:span><text:span text:style-name="T11">.</text:span></text:p></text:note-body></text:note></text:span></text:span><text:span text:style-name="T8"> lo comte Amalric</text:span><text:span text:style-name="Footnote_20_Symbol"><text:span text:style-name="T8"><text:note text:id="ftn26" text:note-class="footnote"><text:note-citation>26</text:note-citation><text:note-body><text:p text:style-name="Footnote"><text:span text:style-name="T12"><text:s/>Amaury de Montfort.</text:span></text:p></text:note-body></text:note></text:span></text:span><text:span text:style-name="T8"> pres Servian et auci la gent am bastos.</text:span></text:p>
      <text:p text:style-name="P5"/>
      <text:p text:style-name="P5">En l’an de <text:span text:style-name="T1">mccxxi</text:span>, foron cossols <text:span text:style-name="T7">:</text:span> en G. Folcran,</text:p>
      <text:p text:style-name="P1">R’. de Latas, Miquel Blegier, Gr’. de Rodes, Peyre de<text:span text:style-name="Footnote_20_Symbol"><text:note text:id="ftn27" text:note-class="footnote"><text:note-citation>27</text:note-citation><text:note-body><text:p text:style-name="Footnote"><text:span text:style-name="T11"><text:s/></text:span><text:span text:style-name="T12">Ms. </text:span><text:span text:style-name="T11">dei</text:span><text:span text:style-name="T12"> avec </text:span><text:span text:style-name="T11">i</text:span><text:span text:style-name="T12"> biffé.</text:span></text:p></text:note-body></text:note></text:span></text:p>
      <text:p text:style-name="P1">Valfera, Johan Vicens, Johan Domergue, Pons Johan, Pons Gr’.</text:p>
      <text:p text:style-name="P1">Fermin Blanquier, G. Ros, G. del Plantier. Bayle, en</text:p>
      <text:p text:style-name="P1">Johan Lucian.</text:p>
      <text:p text:style-name="P5"/>
      <text:p text:style-name="P5">En l’an de <text:span text:style-name="T1">mccxxii</text:span>, foron cossols <text:span text:style-name="T7">:</text:span> en R’. Lambert, </text:p>
      <text:p text:style-name="P1">en Peyre Salvayre, G. Lucian, Johan Jordan, Berenguier R’. de </text:p>
      <text:p text:style-name="P1">Gordon, n’Imbert de Juvinhac, Johan de Balazuc, R’. de </text:p>
      <text:p text:style-name="P1">Bezers, Gr’. <text:span text:style-name="T28">Doycha</text:span>, Johan Vicens, fustier, G. Andrieu, Peyre de </text:p>
      <text:p text:style-name="P1">Sumena. Bayle, en Gr’. Aybran – e mori e fon en son </text:p>
      <text:p text:style-name="P1">luoc en R’. Aybran en baylon. </text:p>
      <text:p text:style-name="P5"><text:span text:style-name="T8">A</text:span><text:span text:style-name="Footnote_20_Symbol"><text:span text:style-name="T8"><text:note text:id="ftn28" text:note-class="footnote"><text:note-citation>28</text:note-citation><text:note-body><text:p text:style-name="Footnote"><text:span text:style-name="T11"><text:s/></text:span><text:span text:style-name="T12">Phrase rajoutée à la suite en cursives et se poursuivant dans la marge de droite</text:span><text:span text:style-name="T11">.</text:span></text:p></text:note-body></text:note></text:span></text:span><text:span text:style-name="T8"> mieg</text:span><text:span text:style-name="Footnote_20_Symbol"><text:span text:style-name="T8"><text:note text:id="ftn29" text:note-class="footnote"><text:note-citation>29</text:note-citation><text:note-body><text:p text:style-name="Footnote"><text:span text:style-name="T11"><text:s/></text:span><text:span text:style-name="T12">Ms</text:span><text:span text:style-name="T11">. .½.</text:span></text:p></text:note-body></text:note></text:span></text:span><text:span text:style-name="T8"> may fo pres lo luoc de Boyssezon per los homes de Montpellier ; et aquel an mori lo dich comte de Toloza.</text:span></text:p>
      <text:p text:style-name="P5"/>
      <text:p text:style-name="P5">En l’an de <text:span text:style-name="T1">mccxxiii</text:span>, foron cossols <text:span text:style-name="T7">:</text:span> en R’. de Concas, </text:p>
      <text:p text:style-name="P1"><text:span text:style-name="T23">n’Atbran, B’. </text:span><text:span text:style-name="T25">Deltelh</text:span><text:span text:style-name="T23">, Johan Lucian, Raynaut Estornel, </text:span></text:p>
      <text:p text:style-name="P14">lxxiii</text:p>
      <text:p text:style-name="P8"/>
      <text:p text:style-name="P4">Peyre Ymbert, B’. de Bezers, G. Johan, Johan de Selicatas, n’Andrieu </text:p>
      <text:p text:style-name="P4">d’Antonhan, Rotgier Cabrieyra, B’. de Montanhac. Bay-</text:p>
      <text:p text:style-name="P1">le, en Johan d’Orlhac – e mori en Johan Lucian e fon en son luoc </text:p>
      <text:p text:style-name="P1">en Fermin Borzes.</text:p>
      <text:p text:style-name="P5"><text:span text:style-name="T8">Aquest</text:span><text:span text:style-name="Footnote_20_Symbol"><text:span text:style-name="T8"><text:note text:id="ftn30" text:note-class="footnote"><text:note-citation>30</text:note-citation><text:note-body><text:p text:style-name="Footnote"><text:span text:style-name="T11"><text:s/></text:span><text:span text:style-name="T12">Rajouté dans la marge du haut en cursives avec nombre d’abréviations</text:span><text:span text:style-name="T11">.</text:span></text:p></text:note-body></text:note></text:span></text:span><text:span text:style-name="T8"> an, a </text:span><text:span text:style-name="T2">xvii</text:span><text:span text:style-name="T8"> de julh, mori M</text:span><text:span text:style-name="T20">O</text:span><text:span text:style-name="T8"> Ph., rey de Fransa ; et en aquel an en dezembre, mori sant </text:span><text:span text:style-name="T9">G</text:span><text:span text:style-name="T8">. de Marselha per la crozada que avia preza et Dieus fes miracles per el.</text:span></text:p>
      <text:p text:style-name="P5"/>
      <text:p text:style-name="P5">En l’an de <text:span text:style-name="T1">mccxxiiii</text:span>, foron cossols <text:span text:style-name="T7">:</text:span> en G. Lambert, en </text:p>
      <text:p text:style-name="P1">Johan Bocados, Peyre de Luganhac, R’. de Latas, G. Folcran, </text:p>
      <text:p text:style-name="P1">G. Cordoanier, Vezian Bigora, G. d’Antonhan, Peyre de Perols, </text:p>
      <text:p text:style-name="P1">Steve Costa, Peyre Jaufren, Steve de Congienhas. Bayle, B. <text:span text:style-name="T28">Doycha</text:span>.</text:p>
      <text:p text:style-name="P5"><text:span text:style-name="T8">Aquest</text:span><text:span text:style-name="Footnote_20_Symbol"><text:span text:style-name="T8"><text:note text:id="ftn31" text:note-class="footnote"><text:note-citation>31</text:note-citation><text:note-body><text:p text:style-name="Footnote"><text:span text:style-name="T11"><text:s/></text:span><text:span text:style-name="T12">Cet item se trouve dans la marge de droite</text:span><text:span text:style-name="T11">.</text:span></text:p></text:note-body></text:note></text:span></text:span><text:span text:style-name="T8"> an a </text:span><text:span text:style-name="T2">xv</text:span><text:span text:style-name="T8"> novembre, fo terratremol a Montpellier que duret per tres Pater noster egal hora nona.</text:span></text:p>
      <text:p text:style-name="P5">En l’an de <text:span text:style-name="T1">mccxxv</text:span>, foron cossols <text:span text:style-name="T7">:</text:span> n’Uc Polverel, G. de Ro-</text:p>
      <text:p text:style-name="P1">des, Johan de San Antonin, Pons de Caranta, Peyre Lobet, B. <text:span text:style-name="T28">del </text:span></text:p>
      <text:p text:style-name="P1"><text:span text:style-name="T28">Forn</text:span>, Daude Peyre, Rostan de Posquieyras, n’Augier de Vuelh, </text:p>
      <text:p text:style-name="P1">G. Borrel, Peyre Verre, Fermin Blanquier. Bayle, en Peyre Salvayre.</text:p>
      <text:p text:style-name="P5"><text:span text:style-name="T8">Aquest</text:span><text:span text:style-name="Footnote_20_Symbol"><text:span text:style-name="T8"><text:note text:id="ftn32" text:note-class="footnote"><text:note-citation>32</text:note-citation><text:note-body><text:p text:style-name="Footnote"><text:span text:style-name="T11"><text:s/></text:span><text:span text:style-name="T12">Cet item se trouve dans la marge de gauche</text:span><text:span text:style-name="T11">.</text:span></text:p></text:note-body></text:note></text:span></text:span><text:span text:style-name="T8"> an, a </text:span><text:span text:style-name="T2">xxix</text:span><text:span text:style-name="T8"> novembre, fo sagrada la glieya dels Malautes de Melguer.</text:span></text:p>
      <text:p text:style-name="P5"><text:span text:style-name="T8">Aquest</text:span><text:span text:style-name="Footnote_20_Symbol"><text:span text:style-name="T8"><text:note text:id="ftn33" text:note-class="footnote"><text:note-citation>33</text:note-citation><text:note-body><text:p text:style-name="Footnote"><text:span text:style-name="T11"><text:s/></text:span><text:span text:style-name="T12">Les deux items qui suivent se trouvent dans la marge de droite</text:span><text:span text:style-name="T11">.</text:span></text:p></text:note-body></text:note></text:span></text:span><text:span text:style-name="T8"> an, a </text:span><text:span text:style-name="T2">xiiii</text:span><text:span text:style-name="T8"> febrier, egal mieja nuog, fo eclipsi de la luna ; et en novembre fo sagrada la glieya de Granmont. </text:span></text:p>
      <text:p text:style-name="P5"><text:span text:style-name="T8">Aquest</text:span><text:span text:style-name="Footnote_20_Symbol"><text:span text:style-name="T8"><text:note text:id="ftn34" text:note-class="footnote"><text:note-citation>34</text:note-citation><text:note-body><text:p text:style-name="Footnote"><text:span text:style-name="T11"><text:s/></text:span><text:span text:style-name="T12">Cet item est écrit d’une autre main que le précédent</text:span><text:span text:style-name="T11">.</text:span></text:p></text:note-body></text:note></text:span></text:span><text:span text:style-name="T8"> an fo facha la pas de Jenoa, Piza, Nissa, Tholon, Yeyras et Antibol.</text:span></text:p>
      <text:p text:style-name="P5"/>
      <text:p text:style-name="P5">En l’an de <text:span text:style-name="T1">mccxxvi</text:span>, foron cossols <text:span text:style-name="T7">:</text:span> en R’. Atbran, G. de </text:p>
      <text:p text:style-name="P1">Concas, R’. Lambert, G. Lucian, G. Auruol, B’. de Mon-</text:p>
      <text:p text:style-name="P1">tanhac, B’. de Ribauta, Pons Gr’., en Seguin Mazelier, Johan Co-</text:p>
      <text:p text:style-name="P1">tellier, R’. Lop, Peyre Tahon. Bayle, en Jacme Lombart.</text:p>
      <text:p text:style-name="P16"><text:span text:style-name="T8">Aquest</text:span><text:span text:style-name="Footnote_20_Symbol"><text:span text:style-name="T8"><text:note text:id="ftn35" text:note-class="footnote"><text:note-citation>35</text:note-citation><text:note-body><text:p text:style-name="Footnote"><text:span text:style-name="T11"><text:s/></text:span><text:span text:style-name="T12">Ce texte a été rajouté dans la marge de droite</text:span><text:span text:style-name="T11">.</text:span></text:p></text:note-body></text:note></text:span></text:span><text:span text:style-name="T8"> an, en junh, M</text:span><text:span text:style-name="T20">O</text:span><text:span text:style-name="T8"> Loys, rey de Fransa, mes lo cety davant Avinhon et lo pres et derroquet los murs et pueys en setembre mori a Montpansier.</text:span></text:p>
      <text:p text:style-name="P16"/>
      <text:p text:style-name="P5">En l’an de <text:span text:style-name="T1">mccxxvii</text:span>, foron cossols <text:span text:style-name="T7">:</text:span> en G. Lambert, </text:p>
      <text:p text:style-name="P1">Bertran R’., B’. <text:span text:style-name="T28">Doycha</text:span>, R’. de Latas, Peyre de Murles, en Regort, </text:p>
      <text:p text:style-name="P1">Johan de Clapiers, Peyre de Posquieyras, G. del Plantier, Gr’. <text:span text:style-name="T28">Doy-</text:span></text:p>
      <text:p text:style-name="P1"><text:span text:style-name="T28">cha</text:span>, Fermin de Posquieyras, Berthomieu Aymelin. <text:span text:style-name="T23">Bayle, B. </text:span></text:p>
      <text:p text:style-name="P4">Capdebuou.</text:p>
      <text:p text:style-name="P7"/>
      <text:p text:style-name="P5">En l’an de <text:span text:style-name="T1">mccxxviii</text:span>, foron cossols <text:span text:style-name="T7">:</text:span> en Johan Bocados, </text:p>
      <text:p text:style-name="P1">R’.<text:span text:style-name="Footnote_20_Symbol"><text:note text:id="ftn36" text:note-class="footnote"><text:note-citation>36</text:note-citation><text:note-body><text:p text:style-name="Footnote"><text:span text:style-name="T11"><text:s/></text:span><text:span text:style-name="T12">Suivi de </text:span><text:span text:style-name="T11">Atbran </text:span><text:span text:style-name="T12">biffé</text:span><text:span text:style-name="T11">.</text:span></text:p></text:note-body></text:note></text:span> de Concas, Peyre Ebrart, Bertran de Venranegues, </text:p>
      <text:p text:style-name="P1">B’. Carbonel, Peyre de Perols, Augier de Vuelh, S. de Servian, Peyre </text:p>
      <text:p text:style-name="P1">Jaufren, Peyre de Sumena. Bayle, en Atbran.</text:p>
      <text:p text:style-name="P5"/>
      <text:p text:style-name="P5">En l’an de <text:span text:style-name="T1">mccxxviiii</text:span>, foron cossols <text:span text:style-name="T7">:</text:span> en Johan de Sant An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ce Clavaud</meta:initial-creator>
    <meta:creation-date>2013-01-18T10:55:33.53</meta:creation-date>
    <meta:document-statistic meta:table-count="0" meta:image-count="0" meta:object-count="0" meta:page-count="7" meta:paragraph-count="203" meta:word-count="2391" meta:character-count="13044"/>
    <dc:date>2013-01-18T10:56:31.29</dc:date>
    <dc:creator>Florence Clavaud</dc:creator>
    <meta:editing-duration>PT58S</meta:editing-duration>
    <meta:editing-cycles>1</meta:editing-cycles>
    <meta:generator>OpenOffice.org/3.4.1$Win32 OpenOffice.org_project/341m1$Build-9593</meta:generator>
  </office:meta>
</office:document-meta>
</file>